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style>
    <style:style style:name="P15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6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2283066213667022414"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зле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Воскресенье-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з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text:p>
      <text:p text:style-name="P57">– Хорошо, хоть от моей заначки в Эогиппе кое-что осталось, не всё на тебя протрынькал,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8"/>
      <text:p text:style-name="P58">***</text:p>
      <text:p text:style-name="P57"/>
      <text:p text:style-name="P36"><text:span text:style-name="T2">… Вот дерьмо</text:span>! Это уже <text:span text:style-name="T1">чересчур</text:span>! Мне даже материться не хотелось.</text:p>
      <text:p text:style-name="P36"/>
      <text:p text:style-name="P36"><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 Алекс… Ничего, что я так поздно?</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text:soft-page-break/>–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5"/>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text:span><text:span text:style-name="T11">вообще </text:span><text:span text:style-name="T11">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text:span><text:span text:style-name="T26">же</text:span><text:span text:style-name="T26"> деле всё было не совсем так…</text:span></text:p>
      <text:p text:style-name="P108"/>
      <text:p text:style-name="P108">Я с удивлением повернулся к притихшей Флаттершай.</text:p>
      <text:p text:style-name="P108">– А как?</text:p>
      <text:p text:style-name="P108"/>
      <text:p text:style-name="P108">Девушка обхватила себя руками, как будто от холода. Я еле различал её полушёпот.</text:p>
      <text:p text:style-name="P108"/>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не знал. Не уходи. Нам нельзя ссориться.</text:p>
      <text:p text:style-name="P103"><text:soft-page-break/>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
      <text:p text:style-name="P98">– Што ты решил, Анон?</text:p>
      <text:p text:style-name="P98">Я пожал плечами.</text:p>
      <text:p text:style-name="P3">– Я<text:span text:style-name="T26"> заманю Ксению на крышу и мы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text:span text:style-name="T1">Н</text:span>адо продержаться <text:span text:style-name="T1">до отбытия</text:span>. Потом всё наладится.</text:p>
      <text:p text:style-name="P1">– Если только <text:span text:style-name="T1">она</text:span> действительно принцесса. – пробормотала Эпплджек. – И если…</text:p>
      <text:p text:style-name="P1"/>
      <text:p text:style-name="P97">Лицо Эпплджек исказила гримаса ужаса, она прижала ладони к лицу и крикнула:</text:p>
      <text:p text:style-name="P1">–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неодолимая сила начала быстро толкать меня к озеру.</text:p>
      <text:p text:style-name="P1"/>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text:soft-page-break/>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альтер-эго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text:soft-page-break/>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text:soft-page-break/>«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й круп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text:soft-page-break/>–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text:soft-page-break/>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text:soft-page-break/>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text:soft-page-break/>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text:soft-page-break/>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text:soft-page-break/>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text:soft-page-break/>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text:soft-page-break/>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text:soft-page-break/></text:p>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text:soft-page-break/></text:p>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минут двадцать, не больше…</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text:soft-page-break/></text:p>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2">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08"/>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
      <text:p text:style-name="P108">Я задумался. На самом деле, интересная логическая задача…</text:p>
      <text:p text:style-name="P108"/>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text:soft-page-break/>–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lt;<text:span text:style-name="T22">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08"><text:soft-page-break/>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text:soft-page-break/>–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 Он в замешательстве начал грызть копыто.</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твою голову, Анон!</text:p>
      <text:p text:style-name="P108">– Делай, как я сказал! А я сделаю своё.</text:p>
      <text:p text:style-name="P108"><text:soft-page-break/></text:p>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text:soft-page-break/></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17"/>
      <text:p text:style-name="P106">Аликорница подняла копыто и прижала его к моей груди.</text:p>
      <text:p text:style-name="P106">–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о хмурое рыло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oft-page-break/><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3-01T01:09:01.55</dc:date>
    <meta:editing-duration>P164DT13H54M13S</meta:editing-duration>
    <meta:editing-cycles>1050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2" meta:paragraph-count="5044" meta:word-count="110086" meta:character-count="700001"/>
  </office:meta>
</office:document-meta>
</file>